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2600001F1DC184C0E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4" style:family="paragraph" style:parent-style-name="Standard">
      <style:paragraph-properties fo:line-height="150%"/>
      <style:text-properties fo:color="#000000" style:font-name="Times New Roman" fo:font-size="14pt" style:font-size-asian="14pt" style:font-name-complex="Times New Roman2" style:font-size-complex="14pt"/>
    </style:style>
    <style:style style:name="P5" style:family="paragraph" style:parent-style-name="Standard">
      <style:paragraph-properties fo:line-height="150%" fo:text-align="end" style:justify-single-word="false"/>
      <style:text-properties fo:color="#000000" style:font-name="Times New Roman" fo:font-size="14pt" style:font-size-asian="14pt" style:font-name-complex="Times New Roman2" style:font-size-complex="14pt"/>
    </style:style>
    <style:style style:name="P6" style:family="paragraph" style:parent-style-name="Standard">
      <style:paragraph-properties fo:line-height="150%" fo:text-align="center" style:justify-single-word="false"/>
      <style:text-properties fo:color="#000000" style:font-name="Times New Roman" fo:font-size="14pt" style:font-size-asian="14pt" style:font-name-complex="Times New Roman2" style:font-size-complex="14pt"/>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2" style:font-size-complex="14pt"/>
    </style:style>
    <style:style style:name="P8"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2" style:font-size-complex="14pt"/>
    </style:style>
    <style:style style:name="P9"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2" style:font-size-complex="14pt" style:font-weight-complex="normal"/>
    </style:style>
    <style:style style:name="P10" style:family="paragraph" style:parent-style-name="Standard">
      <style:paragraph-properties style:text-autospace="none"/>
      <style:text-properties fo:color="#000000" style:font-name="Courier New1" fo:font-size="9pt" style:font-name-asian="Consolas" style:font-size-asian="9pt" style:font-name-complex="Consolas" style:font-size-complex="9pt"/>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style:text-autospace="none"/>
      <style:text-properties style:font-name="Courier New1" fo:font-size="9pt" style:font-size-asian="9pt" style:font-size-complex="9pt"/>
    </style:style>
    <style:style style:name="P13"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4"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15"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style:font-name="Times New Roman" fo:font-size="14pt" fo:font-weight="bold" style:font-size-asian="14pt" style:font-weight-asian="bold" style:font-size-complex="14pt"/>
    </style:style>
    <style:style style:name="P16"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7"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18"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19"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20"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21"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22"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24" style:family="paragraph" style:parent-style-name="Text_20_body">
      <style:paragraph-properties fo:margin-left="0cm" fo:margin-right="0cm" fo:line-height="150%" fo:orphans="2" fo:widows="2" fo:text-indent="0cm" style:auto-text-indent="false"/>
      <style:text-properties fo:font-variant="normal" fo:text-transform="none" fo:color="#000000" style:font-name="Times New Roman" fo:font-size="14pt" fo:letter-spacing="normal"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2" style:font-size-complex="14pt"/>
    </style:style>
    <style:style style:name="P26" style:family="paragraph" style:parent-style-name="Standard">
      <style:paragraph-properties fo:line-height="150%"/>
    </style:style>
    <style:style style:name="P27" style:family="paragraph" style:parent-style-name="Standard" style:list-style-name="">
      <style:paragraph-properties style:text-autospace="none"/>
    </style:style>
    <style:style style:name="P28"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3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31"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32" style:family="paragraph" style:parent-style-name="List_20_Paragraph">
      <style:paragraph-properties fo:margin-left="1.251cm" fo:margin-right="0cm" fo:line-height="150%" fo:text-align="justify" style:justify-single-word="false" fo:text-indent="1.247cm" style:auto-text-indent="false"/>
    </style:style>
    <style:style style:name="T1" style:family="text">
      <style:text-properties fo:color="#000000"/>
    </style:style>
    <style:style style:name="T2" style:family="text">
      <style:text-properties fo:color="#000000" style:font-name="Times New Roman" fo:font-size="14pt" style:font-size-asian="14pt" style:font-name-complex="Times New Roman2" style:font-size-complex="14pt"/>
    </style:style>
    <style:style style:name="T3" style:family="text">
      <style:text-properties fo:color="#000000" style:font-name="Times New Roman" fo:font-size="14pt" fo:font-style="italic" style:font-size-asian="14pt" style:font-style-asian="italic" style:font-name-complex="Times New Roman2" style:font-size-complex="14pt"/>
    </style:style>
    <style:style style:name="T4"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T5"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2" style:font-size-complex="14pt"/>
    </style:style>
    <style:style style:name="T6" style:family="text">
      <style:text-properties fo:color="#000000" style:font-name="Times New Roman" fo:font-size="14pt" fo:font-style="normal" style:font-size-asian="14pt" style:font-style-asian="normal" style:font-name-complex="Times New Roman2" style:font-size-complex="14pt" style:font-style-complex="normal"/>
    </style:style>
    <style:style style:name="T7" style:family="text">
      <style:text-properties fo:color="#000000" fo:language="en" fo:country="US" style:font-name-asian="Consolas" style:font-name-complex="Consolas"/>
    </style:style>
    <style:style style:name="T8" style:family="text">
      <style:text-properties fo:color="#000000" style:font-name-asian="Consolas" style:font-name-complex="Consolas"/>
    </style:style>
    <style:style style:name="T9" style:family="text">
      <style:text-properties fo:color="#000000" fo:font-style="italic" fo:font-weight="bold" style:font-size-asian="14pt" style:font-weight-asian="bold" style:font-name-complex="Times New Roman2" style:font-size-complex="14pt"/>
    </style:style>
    <style:style style:name="T10" style:family="text">
      <style:text-properties fo:color="#000000" style:font-name="Consolas" fo:font-size="9.5pt" style:font-name-asian="Consolas" style:font-size-asian="9.5pt" style:font-name-complex="Consolas" style:font-size-complex="9.5pt"/>
    </style:style>
    <style:style style:name="T11" style:family="text">
      <style:text-properties fo:color="#000000" style:font-name="Consolas" fo:font-size="9.5pt" fo:language="en" fo:country="US" style:font-name-asian="Consolas" style:font-size-asian="9.5pt" style:font-name-complex="Consolas" style:font-size-complex="9.5pt"/>
    </style:style>
    <style:style style:name="T12" style:family="text">
      <style:text-properties fo:color="#000000" style:font-name="Courier New1" fo:font-size="9pt" style:font-name-asian="Consolas" style:font-size-asian="9pt" style:font-name-complex="Consolas" style:font-size-complex="9pt"/>
    </style:style>
    <style:style style:name="T13" style:family="text">
      <style:text-properties fo:language="en" fo:country="US"/>
    </style:style>
    <style:style style:name="T14" style:family="text">
      <style:text-properties fo:color="#0000ff" style:font-name-asian="Consolas" style:font-name-complex="Consolas"/>
    </style:style>
    <style:style style:name="T15" style:family="text">
      <style:text-properties fo:color="#0000ff" style:font-name="Courier New1" fo:font-size="9pt" style:font-name-asian="Consolas" style:font-size-asian="9pt" style:font-name-complex="Consolas" style:font-size-complex="9pt"/>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Consolas" fo:font-size="9.5pt" fo:language="en" fo:country="US" style:font-name-asian="Consolas" style:font-size-asian="9.5pt" style:font-name-complex="Consolas" style:font-size-complex="9.5pt"/>
    </style:style>
    <style:style style:name="T18" style:family="text">
      <style:text-properties fo:color="#a31515" style:font-name-asian="Consolas" style:font-name-complex="Consolas"/>
    </style:style>
    <style:style style:name="T19" style:family="text">
      <style:text-properties fo:font-variant="normal" fo:text-transform="none" fo:color="#000000" style:font-name="Times New Roman1" fo:font-size="14pt" fo:letter-spacing="normal" fo:font-style="normal" fo:font-weight="normal" style:font-size-asian="14pt" style:font-style-asian="normal" style:font-name-complex="Times New Roman2" style:font-size-complex="14pt" style:font-style-complex="normal"/>
    </style:style>
    <style:style style:name="T20" style:family="text">
      <style:text-properties fo:font-variant="normal" fo:text-transform="none" fo:color="#000000" style:font-name="Times New Roman1" fo:letter-spacing="normal" fo:font-style="normal"/>
    </style:style>
    <style:style style:name="T21" style:family="text">
      <style:text-properties fo:font-variant="normal" fo:text-transform="none" fo:color="#000000" style:font-name="Times New Roman1" fo:letter-spacing="normal" fo:font-style="normal" fo:font-weight="normal"/>
    </style:style>
    <style:style style:name="T22" style:family="text">
      <style:text-properties fo:font-variant="normal" fo:text-transform="none" fo:color="#000000" style:font-name="Times New Roman" fo:letter-spacing="normal" fo:font-style="normal" style:text-underline-style="none" fo:font-weight="normal" style:font-style-asian="normal" style:font-weight-asian="normal" style:font-name-complex="Times New Roman2" style:font-style-complex="normal" style:font-weight-complex="normal"/>
    </style:style>
    <style:style style:name="T23" style:family="text">
      <style:text-properties fo:font-variant="normal" fo:text-transform="none" fo:color="#000000" style:font-name="Times New Roman" fo:letter-spacing="normal"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24" style:family="text">
      <style:text-properties fo:font-variant="normal" fo:text-transform="none" fo:color="#000000" fo:letter-spacing="normal"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25" style:family="text">
      <style:text-properties fo:language="ru" fo:country="RU"/>
    </style:style>
    <style:style style:name="T26" style:family="text">
      <style:text-properties fo:font-weight="bold" style:font-weight-asian="bold"/>
    </style:style>
    <style:style style:name="T27" style:family="text">
      <style:text-properties fo:color="#008000"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МИНОБРНАУКИ РОССИИ </text:p>
      <text:p text:style-name="P13">Федеральное государственное бюджетное образовательное учреждение </text:p>
      <text:p text:style-name="P13">высшего образования «Тульский государственный университет» </text:p>
      <text:p text:style-name="P13">Кафедра вычислительной техники </text:p>
      <text:p text:style-name="P13"/>
      <text:p text:style-name="P13">Отчет по лабораторной работе №10</text:p>
      <text:p text:style-name="P16"><text:span text:style-name="T20">Рекурсивные алгоритмы</text:span><text:span text:style-name="T20"> </text:span><text:s/></text:p>
      <text:p text:style-name="P14">Вариант 6</text:p>
      <text:p text:style-name="P20">Выполнил студент группы 220681</text:p>
      <text:p text:style-name="P20">Гришанов Александр Александрович</text:p>
      <text:p text:style-name="P20"/>
      <text:p text:style-name="P20">Проверил:</text:p>
      <text:p text:style-name="P18">Доц. Афанасьева Светлана Михайловна</text:p>
      <text:p text:style-name="P20"/>
      <text:p text:style-name="P19"/>
      <text:p text:style-name="P19"/>
      <text:p text:style-name="P19"/>
      <text:p text:style-name="P19"><text:s text:c="2"/></text:p>
      <text:p text:style-name="P13"/>
      <text:p text:style-name="P13"/>
      <text:p text:style-name="P13"/>
      <text:p text:style-name="P13"/>
      <text:p text:style-name="P13"/>
      <text:p text:style-name="P13"/>
      <text:p text:style-name="P13">Тула 2019</text:p>
      <text:p text:style-name="P15"><text:soft-page-break/>1. Цель работы</text:p>
      <text:p text:style-name="P22"><text:span text:style-name="T21">Ознакомиться с рекурсивными алгоритмами</text:span><text:span text:style-name="T21">.</text:span></text:p>
      <text:p text:style-name="P17"/>
      <text:p text:style-name="P17">2. Теоретическая справка</text:p>
      <text:p text:style-name="P23"><text:span text:style-name="T9"><text:tab/></text:span><text:span text:style-name="T24">В ходе рекурсии метод вызывает сам себя. Если он делает это непосредственно, то рекурсия называется прямой, если через другой метод — косвенной. Она также может быть единичной (однократный вызов) либо множественной (вызов осуществляется несколько раз). На первый взгляд понятие кажется несколько сложным, поскольку человек не мыслит рекурсивно. Тем не менее есть задачи, которые рекурсивны по своей природе, а их структура</text:span></text:p>
      <text:p text:style-name="P30">и решение легко отслеживаются с помощью алгоритма. Таковы, например, программы, выстраивающие деревья и проводящие по ним поиск. Однако не всегда это наилучший способ решения задач, в некоторых случаях он снижает производительность программы, в связи с чем необходимо рассмотреть еще и способы удаления рекурсии.</text:p>
      <text:p text:style-name="P30">В следующих подразделах приводятся три рекурсивных алгоритма для расчета факториала, чисел Фибоначчи, а также решения задачи о ханойской башне. Они относительно просты, но раскрывают важные понятия. Некоторые алгоритмы используют рекурсию, чтобы создавать сложные графические изображения. И хотя код у них очень компактный, на самом деле они ничуть не проще базовых алгоритмов.</text:p>
      <text:p text:style-name="P30">Кривая Коха — хороший пример самоподобного фрактала, где часть кривой напоминает ее общую форму. Построение таких фракталов начинается с инициатора — участка, определяющего основные очертания будущей фигуры. В ходе рекурсии все инициаторы или некоторые из них преобразуются (правильно масштабируются, поворачиваются и т. д.), превращаясь в своего рода генераторы, которые затем замещаются новыми версиями генераторов. <text:soft-page-break/>Простейшая кривая Коха в качестве инициатора использует линию, которая на каждом уровне рекурсии разбивается на четыре части. Из них формируются три сегмента длиной в 1/3 от исходного отрезка. Первая и четвертая части находятся в направлении базовой линии, вторая поворачивается на –60°, третья — на 120° (рис. 9.4). На следующем уровне рекурсии программа заменяет каждый сегмент в генераторе новой копией генератора. Взглянув на рисунок 9.5, вы поймете, почему кривая называется самоподобной: ее часть выглядит как уменьшенная копия целой фигуры. Пусть pt1, pt2, pt3, pt4 и pt5 — точки, связанные с сегментами в генераторе. Начертим кривую Коха с помощью приведенного ниже псевдокода.</text:p>
      <text:p text:style-name="P30">// Чертим кривую Коха заданной сложности, начиная с точки p1</text:p>
      <text:p text:style-name="P30">// и прокладывая расстояние length в направлении angle.</text:p>
      <text:p text:style-name="P30">DrawKoch(Integer: depth, Point: pt1, Float: angle, Float: length)</text:p>
      <text:p text:style-name="P30">If (depth == 0) Then</text:p>
      <text:p text:style-name="P30">&lt;Чертим сегмент.&gt;</text:p>
      <text:p text:style-name="P30">Else</text:p>
      <text:p text:style-name="P30">&lt;Находим точки pt2, pt3, and pt4.&gt;</text:p>
      <text:p text:style-name="P30">// Рекурсивно чертим части кривой.</text:p>
      <text:p text:style-name="P30">DrawKoch(depth - 1, pt1, angle, length / 3);</text:p>
      <text:p text:style-name="P30">DrawKoch(depth - 1, pt2, angle - 60, length / 3);</text:p>
      <text:p text:style-name="P30">DrawKoch(depth - 1, pt3, angle + 60, length / 3);</text:p>
      <text:p text:style-name="P30">DrawKoch(depth - 1, pt4, angle, length / 3);</text:p>
      <text:p text:style-name="P30">End If</text:p>
      <text:p text:style-name="P30">End DrawKoch</text:p>
      <text:p text:style-name="P30">Если depth = 0, то алгоритм чертит сегмент от точки p1 длиной length, следуя в направлении angle. (То как осуществляется рисование, зависит от используемой <text:soft-page-break/>вами среды программирования.) При depth &gt; 0 алгоритм определяет точки pt2, pt3 и pt4, а затем выстраивает четыре сегмента длиною 1/3 от исходного отрезка: вначале он следует из точки pt1 в направлении angle до точки pt2, потом разворачивается на 60° влево и идет до точки pt3, совершает еще один поворот на 120° вправо (на угол, превышающий исходный на 60°) и</text:p>
      <text:p text:style-name="P30">двигается до точки pt4, и наконец, из нее, придерживаясь начального угла, преодолевает последнюю часть пути. Если глубина больше 0, то алгоритм рекурсивно вызывает себя четыре раза. Предположим, что T(N) — количество шагов, которые он совершает для глубины n, тогда T(N) = 4 _ T(N – 1) + C, где C — константа. Если проигнорировать последнюю, то T(N) = 4 _ T(N – 1), отсюда время работы — O(4N). Максимальная глубина рекурсии, необходимая для построения кривой Коха сложностью N, определяется только N и не должна вызывать проблем, ведь, как и в предыдущих алгоритмах (для нахождения чисел Фибоначчи и решения головоломки «Ханойская башня»), время работы возрастает невероятно быстро.</text:p>
      <text:p text:style-name="P30">Если соединить края трех кривых Коха таким образом, чтобы их инициаторы образовывали треугольник, то получится так называемая снежинка Коха.</text:p>
      <text:p text:style-name="P23"><text:span text:style-name="T23"/></text:p>
      <text:p text:style-name="P25">3. Задания</text:p>
      <text:p text:style-name="P2">3.1 Задания:</text:p>
      <text:p text:style-name="P32"><text:span text:style-name="T3">Задание 1:</text:span><text:span text:style-name="T6"> </text:span><text:span text:style-name="T19">Создайте программу, которая рисует ковер Серпинского. </text:span></text:p>
      <text:p text:style-name="P1"><text:span text:style-name="T4">3.</text:span><text:span text:style-name="T5">2</text:span><text:span text:style-name="T4"> Алгоритмы:</text:span></text:p>
      <text:p text:style-name="P3"><text:tab/><text:span text:style-name="T25">Для отрисовки ковра используется функция поиска точек новых квадратов и отрисовка, сооответственно уровню.</text:span></text:p>
      <text:p text:style-name="P11"><text:span text:style-name="T2"><text:tab/></text:span><text:span text:style-name="T4">3.3 Тестирование:</text:span></text:p>
      <text:p text:style-name="P11"><text:span text:style-name="T2"><text:tab/><text:tab/></text:span><text:span text:style-name="T3">3.3.1 Тестирование программы для задачи 1</text:span></text:p>
      <text:p text:style-name="P21"><text:soft-page-break/>Работает исправно в любых случаях, предусмотренных задачей.</text:p>
      <text:p text:style-name="P6"><text:tab/><text:span text:style-name="T26">Список литературы</text:span></text:p>
      <text:p text:style-name="P11"><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7">2. Методические указания к лабораторным работам(Электронное пособие).</text:p>
      <text:p text:style-name="P8"/>
      <text:p text:style-name="P8"><text:line-break/>Приложения</text:p>
      <text:p text:style-name="P5">Приложение 1.1 </text:p>
      <text:p text:style-name="P4">Исходный код задания 1</text:p>
      <text:p text:style-name="P26"><text:span text:style-name="T10"><text:s/><text:tab/> <text:s/></text:span><text:span text:style-name="T17">private</text:span><text:span text:style-name="T11"> </text:span><text:span text:style-name="T17">const</text:span><text:span text:style-name="T11"> </text:span><text:span text:style-name="T17">int</text:span><text:span text:style-name="T11"> Level = 3;</text:span></text:p>
      <text:p text:style-name="P27"><text:span text:style-name="T10"><text:s text:c="8"/></text:span><text:span text:style-name="T16">private</text:span><text:span text:style-name="T10"> </text:span><text:span text:style-name="T16">int</text:span><text:span text:style-name="T10"> _width;</text:span></text:p>
      <text:p text:style-name="P27"><text:span text:style-name="T10"><text:s text:c="8"/></text:span><text:span text:style-name="T16">private</text:span><text:span text:style-name="T10"> </text:span><text:span text:style-name="T16">int</text:span><text:span text:style-name="T10"> _height;</text:span></text:p>
      <text:p text:style-name="P27"><text:span text:style-name="T10"><text:s text:c="8"/></text:span><text:span text:style-name="T16">private</text:span><text:span text:style-name="T10"> Bitmap _fr;</text:span></text:p>
      <text:p text:style-name="P27"><text:span text:style-name="T10"><text:s text:c="8"/></text:span><text:span text:style-name="T16">private</text:span><text:span text:style-name="T10"> Graphics _g;</text:span></text:p>
      <text:p text:style-name="P27"><text:span text:style-name="T10"><text:s text:c="8"/></text:span><text:span text:style-name="T16">public</text:span><text:span text:style-name="T10"> Form1() <text:s text:c="7"/>{</text:span></text:p>
      <text:p text:style-name="P27"><text:span text:style-name="T10"><text:s text:c="12"/>InitializeComponent();</text:span></text:p>
      <text:p text:style-name="P28"><text:s text:c="12"/>_width = pictureBox1.Width;</text:p>
      <text:p text:style-name="P28"><text:s text:c="12"/>_height = pictureBox1.Height; <text:s text:c="7"/>} <text:s text:c="2"/></text:p>
      <text:p text:style-name="P27"><text:span text:style-name="T10"><text:s text:c="8"/></text:span><text:span text:style-name="T16">private</text:span><text:span text:style-name="T10"> </text:span><text:span text:style-name="T16">void</text:span><text:span text:style-name="T10"> CarpetButton_Click(</text:span><text:span text:style-name="T16">object</text:span><text:span text:style-name="T10"> sender, EventArgs e) <text:s text:c="7"/>{</text:span></text:p>
      <text:p text:style-name="P27"><text:span text:style-name="T10"><text:s text:c="12"/>_fr = </text:span><text:span text:style-name="T16">new</text:span><text:span text:style-name="T10"> Bitmap(_width, _height);</text:span></text:p>
      <text:p text:style-name="P27"><text:span text:style-name="T10"><text:s text:c="12"/>_g = Graphics.FromImage(_fr);</text:span></text:p>
      <text:p text:style-name="P27"><text:span text:style-name="T10"><text:s text:c="12"/>RectangleF ct = </text:span><text:span text:style-name="T16">new</text:span><text:span text:style-name="T10"> RectangleF(0, 0, _width, _height);</text:span></text:p>
      <text:p text:style-name="P27"><text:span text:style-name="T10"><text:s text:c="12"/>DrawCarpet(Level, ct);</text:span></text:p>
      <text:p text:style-name="P28"><text:s text:c="12"/>pictureBox1.BackgroundImage = _fr; <text:s text:c="7"/>} <text:s text:c="6"/></text:p>
      <text:p text:style-name="P27"><text:span text:style-name="T10"><text:s text:c="8"/></text:span><text:span text:style-name="T16">private</text:span><text:span text:style-name="T10"> </text:span><text:span text:style-name="T16">void</text:span><text:span text:style-name="T10"> DrawCarpet(</text:span><text:span text:style-name="T16">int</text:span><text:span text:style-name="T10"> level, RectangleF carpet) <text:s text:c="7"/>{</text:span></text:p>
      <text:p text:style-name="P27"><text:span text:style-name="T10"><text:s text:c="12"/></text:span><text:span text:style-name="T16">if</text:span><text:span text:style-name="T10"> (level == 0) <text:s text:c="11"/>{</text:span></text:p>
      <text:p text:style-name="P28"><text:s text:c="16"/>_g.FillRectangle(Brushes.Blue, carpet); <text:s text:c="11"/>}</text:p>
      <text:p text:style-name="P27"><text:span text:style-name="T10"><text:s text:c="12"/></text:span><text:span text:style-name="T16">else</text:span><text:span text:style-name="T10"> <text:s text:c="11"/>{</text:span></text:p>
      <text:p text:style-name="P27"><text:span text:style-name="T10"><text:s text:c="16"/></text:span><text:span text:style-name="T16">var</text:span><text:span text:style-name="T10"> width = carpet.Width / 3f;</text:span></text:p>
      <text:p text:style-name="P27"><text:soft-page-break/><text:span text:style-name="T10"><text:s text:c="16"/></text:span><text:span text:style-name="T16">var</text:span><text:span text:style-name="T10"> height = carpet.Height / 3f;</text:span></text:p>
      <text:p text:style-name="P27"><text:span text:style-name="T10"><text:s text:c="16"/></text:span><text:span text:style-name="T16">var</text:span><text:span text:style-name="T10"> x1 = carpet.Left;</text:span></text:p>
      <text:p text:style-name="P27"><text:span text:style-name="T10"><text:s text:c="16"/></text:span><text:span text:style-name="T16">var</text:span><text:span text:style-name="T10"> x2 = x1 + width;</text:span></text:p>
      <text:p text:style-name="P27"><text:span text:style-name="T10"><text:s text:c="16"/></text:span><text:span text:style-name="T16">var</text:span><text:span text:style-name="T10"> x3 = x1 + 2f * width;</text:span></text:p>
      <text:p text:style-name="P27"><text:span text:style-name="T10"><text:s text:c="16"/></text:span><text:span text:style-name="T16">var</text:span><text:span text:style-name="T10"> y1 = carpet.Top;</text:span></text:p>
      <text:p text:style-name="P27"><text:span text:style-name="T10"><text:s text:c="16"/></text:span><text:span text:style-name="T16">var</text:span><text:span text:style-name="T10"> y2 = y1 + height;</text:span></text:p>
      <text:p text:style-name="P27"><text:span text:style-name="T10"><text:s text:c="16"/></text:span><text:span text:style-name="T16">var</text:span><text:span text:style-name="T10"> y3 = y1 + 2f * height;</text:span></text:p>
      <text:p text:style-name="P27"><text:span text:style-name="T10"><text:s text:c="16"/>DrawCarpet(level - 1, </text:span><text:span text:style-name="T16">new</text:span><text:span text:style-name="T10"> RectangleF(x1, y1, width, height)); </text:span></text:p>
      <text:p text:style-name="P27"><text:span text:style-name="T10"><text:s text:c="16"/>DrawCarpet(level - 1, </text:span><text:span text:style-name="T16">new</text:span><text:span text:style-name="T10"> RectangleF(x2, y1, width, height)); </text:span></text:p>
      <text:p text:style-name="P27"><text:span text:style-name="T10"><text:s text:c="16"/>DrawCarpet(level - 1, </text:span><text:span text:style-name="T16">new</text:span><text:span text:style-name="T10"> RectangleF(x3, y1, width, height)); </text:span></text:p>
      <text:p text:style-name="P27"><text:span text:style-name="T10"><text:s text:c="16"/>DrawCarpet(level - 1, </text:span><text:span text:style-name="T16">new</text:span><text:span text:style-name="T10"> RectangleF(x1, y2, width, height)); </text:span></text:p>
      <text:p text:style-name="P27"><text:span text:style-name="T10"><text:s text:c="16"/>DrawCarpet(level - 1, </text:span><text:span text:style-name="T16">new</text:span><text:span text:style-name="T10"> RectangleF(x3, y2, width, height)); </text:span></text:p>
      <text:p text:style-name="P27"><text:span text:style-name="T10"><text:s text:c="16"/>DrawCarpet(level - 1, </text:span><text:span text:style-name="T16">new</text:span><text:span text:style-name="T10"> RectangleF(x1, y3, width, height)); </text:span></text:p>
      <text:p text:style-name="P27"><text:span text:style-name="T10"><text:s text:c="16"/>DrawCarpet(level - 1, </text:span><text:span text:style-name="T16">new</text:span><text:span text:style-name="T10"> RectangleF(x2, y3, width, height)); </text:span></text:p>
      <text:p text:style-name="P27"><text:span text:style-name="T10"><text:s text:c="16"/>DrawCarpet(level - 1, </text:span><text:span text:style-name="T16">new</text:span><text:span text:style-name="T10"> RectangleF(x3, y3, width, height)); }}</text:span></text:p>
      <text:p text:style-name="P5">Приложение 1.2</text:p>
      <text:p text:style-name="P4">Тест задания 1</text:p>
      <text:p text:style-name="P9"><draw:frame draw:style-name="fr1" draw:name="Графический объект1" text:anchor-type="paragraph" svg:width="7.461cm" svg:height="7.966cm" draw:z-index="0"><draw:image xlink:href="Pictures/2000000700001D2600001F1DC184C0E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ru" style:country-asian="RU"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29</meta:editing-cycles>
    <meta:print-date>2019-09-23T21:17:18.47</meta:print-date>
    <meta:creation-date>2019-04-02T15:10:00</meta:creation-date>
    <dc:date>2019-11-10T20:52:59.64</dc:date>
    <meta:editing-duration>PT6H9M27S</meta:editing-duration>
    <meta:generator>OpenOffice/4.1.6$Win32 OpenOffice.org_project/416m1$Build-9790</meta:generator>
    <meta:document-statistic meta:table-count="0" meta:image-count="1" meta:object-count="0" meta:page-count="6" meta:paragraph-count="88" meta:word-count="910" meta:character-count="68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